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Table_20_Contents">
      <style:paragraph-properties fo:margin-top="0.3cm" fo:margin-bottom="0cm"/>
    </style:style>
    <style:style style:name="P15" style:family="paragraph" style:parent-style-name="Tableheading">
      <style:paragraph-properties fo:margin-top="0cm" fo:margin-bottom="0cm" style:snap-to-layout-grid="false"/>
      <style:text-properties fo:font-size="11pt" style:font-size-asian="11pt" style:font-size-complex="11pt"/>
    </style:style>
    <style:style style:name="P16"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fo:language="en" fo:country="GB" style:font-size-asian="11pt" style:font-size-complex="11pt"/>
    </style:style>
    <style:style style:name="P19" style:family="paragraph" style:parent-style-name="Tabletext">
      <style:paragraph-properties fo:margin-top="0cm" fo:margin-bottom="0cm" style:snap-to-layout-grid="false"/>
      <style:text-properties fo:color="#3366ff" fo:font-size="11pt" style:font-size-asian="11pt" style:font-size-complex="11pt"/>
    </style:style>
    <style:style style:name="P20"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Heading_20_2">
      <style:paragraph-properties fo:text-align="start" style:justify-single-word="fals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3">
      <style:paragraph-properties>
        <style:tab-stops>
          <style:tab-stop style:position="16.591cm" style:type="right" style:leader-style="dotted" style:leader-text="."/>
        </style:tab-stops>
      </style:paragraph-properties>
    </style:style>
    <style:style style:name="P29" style:family="paragraph" style:parent-style-name="Standard">
      <style:paragraph-properties fo:text-align="start" style:justify-single-word="false"/>
    </style:style>
    <style:style style:name="P30" style:family="paragraph" style:parent-style-name="Standard" style:list-style-name="L1">
      <style:paragraph-properties fo:text-align="start" style:justify-single-word="false"/>
    </style:style>
    <style:style style:name="P31" style:family="paragraph" style:parent-style-name="Standard" style:list-style-name="L1">
      <style:paragraph-properties fo:text-align="start" style:justify-single-word="false"/>
    </style:style>
    <style:style style:name="P32" style:family="paragraph" style:parent-style-name="Standard">
      <style:paragraph-properties fo:text-align="justify" style:justify-single-word="false"/>
    </style:style>
    <style:style style:name="P33" style:family="paragraph" style:parent-style-name="Standard" style:list-style-name="L2">
      <style:paragraph-properties fo:text-align="justify"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3">
      <style:paragraph-properties fo:text-align="justify" style:justify-single-word="false"/>
    </style:style>
    <style:style style:name="P39" style:family="paragraph" style:parent-style-name="Standard" style:list-style-name="L3">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Standard" style:list-style-name="L3">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4">
      <style:paragraph-properties fo:text-align="justify" style:justify-single-word="false"/>
    </style:style>
    <style:style style:name="P48" style:family="paragraph" style:parent-style-name="Standard" style:list-style-name="L4">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6">
      <style:paragraph-properties fo:text-align="justify" style:justify-single-word="false"/>
    </style:style>
    <style:style style:name="P51" style:family="paragraph" style:parent-style-name="Standard" style:list-style-name="L6">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7">
      <style:paragraph-properties fo:text-align="justify" style:justify-single-word="false"/>
    </style:style>
    <style:style style:name="P56" style:family="paragraph" style:parent-style-name="Standard" style:list-style-name="L7">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7">
      <style:paragraph-properties fo:text-align="justify" style:justify-single-word="false"/>
    </style:style>
    <style:style style:name="P59" style:family="paragraph" style:parent-style-name="Standard" style:list-style-name="L7">
      <style:paragraph-properties fo:text-align="justify" style:justify-single-word="false"/>
    </style:style>
    <style:style style:name="P60" style:family="paragraph" style:parent-style-name="Standard" style:list-style-name="L7">
      <style:paragraph-properties fo:text-align="justify" style:justify-single-word="false"/>
    </style:style>
    <style:style style:name="P61" style:family="paragraph" style:parent-style-name="Standard" style:list-style-name="L7">
      <style:paragraph-properties fo:text-align="justify" style:justify-single-word="false"/>
    </style:style>
    <style:style style:name="P62" style:family="paragraph" style:parent-style-name="Standard" style:list-style-name="L7">
      <style:paragraph-properties fo:text-align="justify" style:justify-single-word="false"/>
    </style:style>
    <style:style style:name="P63" style:family="paragraph" style:parent-style-name="Standard" style:list-style-name="L7">
      <style:paragraph-properties fo:text-align="justify" style:justify-single-word="false"/>
    </style:style>
    <style:style style:name="P64" style:family="paragraph" style:parent-style-name="Standard" style:list-style-name="L7">
      <style:paragraph-properties fo:text-align="justify" style:justify-single-word="false"/>
    </style:style>
    <style:style style:name="P65" style:family="paragraph" style:parent-style-name="Standard" style:list-style-name="L7">
      <style:paragraph-properties fo:text-align="justify" style:justify-single-word="false"/>
    </style:style>
    <style:style style:name="P66" style:family="paragraph" style:parent-style-name="Standard" style:list-style-name="L7">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7">
      <style:paragraph-properties fo:text-align="justify" style:justify-single-word="false"/>
    </style:style>
    <style:style style:name="P72" style:family="paragraph" style:parent-style-name="Standard" style:list-style-name="L7">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10">
      <style:paragraph-properties fo:text-align="justify" style:justify-single-word="false"/>
    </style:style>
    <style:style style:name="P76" style:family="paragraph" style:parent-style-name="Standard" style:list-style-name="L10">
      <style:paragraph-properties fo:text-align="justify" style:justify-single-word="false"/>
    </style:style>
    <style:style style:name="P77" style:family="paragraph" style:parent-style-name="Standard" style:list-style-name="L10">
      <style:paragraph-properties fo:text-align="justify" style:justify-single-word="false"/>
    </style:style>
    <style:style style:name="P78" style:family="paragraph" style:parent-style-name="Standard" style:list-style-name="L10">
      <style:paragraph-properties fo:text-align="justify" style:justify-single-word="false"/>
    </style:style>
    <style:style style:name="P79" style:family="paragraph" style:parent-style-name="Standard" style:list-style-name="L10">
      <style:paragraph-properties fo:text-align="justify" style:justify-single-word="false"/>
    </style:style>
    <style:style style:name="P80" style:family="paragraph" style:parent-style-name="Standard" style:list-style-name="L5"/>
    <style:style style:name="P81" style:family="paragraph" style:parent-style-name="Standard" style:list-style-name="L5"/>
    <style:style style:name="P82" style:family="paragraph" style:parent-style-name="Standard" style:list-style-name="L5"/>
    <style:style style:name="P83" style:family="paragraph" style:parent-style-name="Standard" style:list-style-name="L9"/>
    <style:style style:name="P84" style:family="paragraph" style:parent-style-name="Standard" style:list-style-name="L9"/>
    <style:style style:name="P85" style:family="paragraph" style:parent-style-name="Standard" style:list-style-name="L9"/>
    <style:style style:name="P86" style:family="paragraph" style:parent-style-name="Standard" style:list-style-name="L9"/>
    <style:style style:name="P87" style:family="paragraph" style:parent-style-name="Standard">
      <style:paragraph-properties fo:text-align="center" style:justify-single-word="false"/>
      <style:text-properties fo:font-weight="bold" style:font-weight-asian="bold" style:font-weight-complex="bold"/>
    </style:style>
    <style:style style:name="P88" style:family="paragraph" style:parent-style-name="Table_20_Contents">
      <style:paragraph-properties fo:text-align="start"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Date</text:p>
          </table:table-cell>
          <table:table-cell table:style-name="Table2.A1" office:value-type="string">
            <text:p text:style-name="P16">#</text:p>
          </table:table-cell>
          <table:table-cell table:style-name="Table2.A1" office:value-type="string">
            <text:p text:style-name="P15">Section</text:p>
          </table:table-cell>
          <table:table-cell table:style-name="Table2.A1" office:value-type="string">
            <text:p text:style-name="P15">Description</text:p>
          </table:table-cell>
          <table:table-cell table:style-name="Table2.E1" office:value-type="string">
            <text:p text:style-name="P15">Author</text:p>
          </table:table-cell>
        </table:table-row>
        <table:table-row table:style-name="Table2.1">
          <table:table-cell table:style-name="Table2.A2" office:value-type="string">
            <text:p text:style-name="P17"/>
          </table:table-cell>
          <table:table-cell table:style-name="Table2.A2" office:value-type="string">
            <text:p text:style-name="P17">1.0</text:p>
          </table:table-cell>
          <table:table-cell table:style-name="Table2.A2" office:value-type="string">
            <text:p text:style-name="P17">All</text:p>
          </table:table-cell>
          <table:table-cell table:style-name="Table2.A2" office:value-type="string">
            <text:p text:style-name="P17">Original Draft</text:p>
          </table:table-cell>
          <table:table-cell table:style-name="Table2.E2" office:value-type="string">
            <text:p text:style-name="P17">Miroslav Nachev</text:p>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9"/>
          </table:table-cell>
          <table:table-cell table:style-name="Table2.E2" office:value-type="string">
            <text:p text:style-name="P17"/>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20"/>
          </table:table-cell>
          <table:table-cell table:style-name="Table2.A2" office:value-type="string">
            <text:p text:style-name="P19"/>
          </table:table-cell>
          <table:table-cell table:style-name="Table2.E2" office:value-type="string">
            <text:p text:style-name="P17"/>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e</text:p>
          </table:table-cell>
          <table:table-cell table:style-name="Table3.A1" office:value-type="string">
            <text:p text:style-name="P15">Version</text:p>
          </table:table-cell>
          <table:table-cell table:style-name="Table3.A1" office:value-type="string">
            <text:p text:style-name="P15">Name</text:p>
          </table:table-cell>
          <table:table-cell table:style-name="Table3.D1" office:value-type="string">
            <text:p text:style-name="P15">Position/Department</text:p>
          </table:table-cell>
        </table:table-row>
        <table:table-row table:style-name="Table3.1">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8"/>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26">Структура, под-проекти и пакети<text:tab/>5</text:p>
          <text:p text:style-name="P26">Database Model<text:tab/>7</text:p>
          <text:p text:style-name="P27">Global Unuque Id (GUID)<text:tab/>7</text:p>
          <text:p text:style-name="P27">Data_Object_Types<text:tab/>8</text:p>
          <text:p text:style-name="P27">Data Object Alteration History (do_alteration_history)<text:tab/>8</text:p>
          <text:p text:style-name="P27">Products<text:tab/>9</text:p>
          <text:p text:style-name="P27">Product Categories (product_categories)<text:tab/>11</text:p>
          <text:p text:style-name="P27">Product Suppliers (product_suppliers)<text:tab/>11</text:p>
          <text:p text:style-name="P27">Classifiers<text:tab/>12</text:p>
          <text:p text:style-name="P27">Classifier Groups (classifier_groups)<text:tab/>12</text:p>
          <text:p text:style-name="P27">Classified Objects (classified_objects)<text:tab/>13</text:p>
          <text:p text:style-name="P27">Warehouses<text:tab/>13</text:p>
          <text:p text:style-name="P27">Warehouse_Products<text:tab/>14</text:p>
          <text:p text:style-name="P27">Purchase Orders (purchase_orders)<text:tab/>15</text:p>
          <text:p text:style-name="P27">Purchase Order Items (purchase_order_items)<text:tab/>16</text:p>
          <text:p text:style-name="P27">Purchase Order Confirmations (purchase_order_confirmations)<text:tab/>16</text:p>
          <text:p text:style-name="P27">Delivery Certificates (delivery_certificates)<text:tab/>16</text:p>
          <text:p text:style-name="P27">Offers<text:tab/>16</text:p>
          <text:p text:style-name="P27">Offer items (offer_items)<text:tab/>16</text:p>
          <text:p text:style-name="P27">Proforma Invoices (proforma_invoices)<text:tab/>16</text:p>
          <text:p text:style-name="P27">Invoices<text:tab/>17</text:p>
          <text:p text:style-name="P27">Invoice Items (invoice_items)<text:tab/>17</text:p>
          <text:p text:style-name="P27">Organizations<text:tab/>17</text:p>
          <text:p text:style-name="P27">Persons<text:tab/>17</text:p>
          <text:p text:style-name="P27">Addresses<text:tab/>17</text:p>
          <text:p text:style-name="P27">Contact Details (contact_details)<text:tab/>17</text:p>
          <text:p text:style-name="P27">Bank Details (bank_details)<text:tab/>17</text:p>
          <text:p text:style-name="P27">Communications Details (communications_details)<text:tab/>17</text:p>
          <text:p text:style-name="P27">Countries<text:tab/>18</text:p>
          <text:p text:style-name="P27">Cities<text:tab/>18</text:p>
          <text:p text:style-name="P27">Фирмени длъжности<text:tab/>18</text:p>
          <text:p text:style-name="P27">Длъжностна иерархия<text:tab/>18</text:p>
          <text:p text:style-name="P27">Currencies<text:tab/>18</text:p>
          <text:p text:style-name="P27">Currency Exchange Rates<text:tab/>18</text:p>
          <text:p text:style-name="P27">Transport Types<text:tab/>18</text:p>
          <text:p text:style-name="P27">Product Configurations<text:tab/>18</text:p>
          <text:p text:style-name="P27">Users<text:tab/>19</text:p>
          <text:p text:style-name="P27">User Alternation History (users_alteration_history)<text:tab/>19</text:p>
          <text:p text:style-name="P26">JPA Beans<text:tab/>21</text:p>
          <text:p text:style-name="P27">Глобални уникални идентификатори (GUID)<text:tab/>21</text:p>
          <text:p text:style-name="P27">Версии на основните обекти при промяната им<text:tab/>21</text:p>
          <text:p text:style-name="P26">Потребителски графичен интерфейс<text:tab/>22</text:p>
          <text:p text:style-name="P27">Цялостна концепция<text:tab/>22</text:p>
          <text:p text:style-name="P27">Menus &amp; Popup Menus<text:tab/>22</text:p>
          <text:p text:style-name="P26">Модули и Форми<text:tab/>23</text:p>
          <text:p text:style-name="P27">Влизане в системата<text:tab/>23</text:p>
          <text:p text:style-name="P28"><text:soft-page-break/>Login Form<text:tab/>23</text:p>
          <text:p text:style-name="P28">New Registration Form<text:tab/>23</text:p>
          <text:p text:style-name="P28">Forgotten Password Form<text:tab/>24</text:p>
          <text:p text:style-name="P28">User Management Forms<text:tab/>24</text:p>
          <text:p text:style-name="P27">Contact Book<text:tab/>24</text:p>
          <text:p text:style-name="P28">Persons Form<text:tab/>24</text:p>
          <text:p text:style-name="P28">Organizations Form<text:tab/>24</text:p>
          <text:p text:style-name="P28">Addresses (Branches) Form<text:tab/>25</text:p>
          <text:p text:style-name="P27">Бизснес процеси и документо-поток<text:tab/>25</text:p>
          <text:p text:style-name="P28">Продажба на стоки<text:tab/>25</text:p>
          <text:p text:style-name="P28">Закупуване на стока директно от клиента<text:tab/>26</text:p>
          <text:p text:style-name="P28">Предаване на стока<text:tab/>27</text:p>
          <text:p text:style-name="P28">Плащания от клиенти<text:tab/>27</text:p>
          <text:p text:style-name="P28">Включване на оферти в завяки към доставчици<text:tab/>27</text:p>
          <text:p text:style-name="P28">Заявки към доставчици<text:tab/>27</text:p>
          <text:p text:style-name="P28">Плащания към доставчици<text:tab/>27</text:p>
          <text:p text:style-name="P28">Приемане на стока<text:tab/>27</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0">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4">Data Type</text:p>
          </table:table-cell>
          <table:table-cell table:style-name="Table4.A1" office:value-type="string">
            <text:p text:style-name="P4">Allow Null</text:p>
          </table:table-cell>
          <table:table-cell table:style-name="Table4.D1" office:value-type="string">
            <text:p text:style-name="P24">Description</text:p>
          </table:table-cell>
        </table:table-row>
        <table:table-row>
          <table:table-cell table:style-name="Table4.A2" office:value-type="string">
            <text:p text:style-name="P9">Data_Object_Id</text:p>
          </table:table-cell>
          <table:table-cell table:style-name="Table4.A2" office:value-type="string">
            <text:p text:style-name="P23">Numeric(18, 0)</text:p>
          </table:table-cell>
          <table:table-cell table:style-name="Table4.A2" office:value-type="string">
            <text:p text:style-name="P9">NOT NULL</text:p>
          </table:table-cell>
          <table:table-cell table:style-name="Table4.D2" office:value-type="string">
            <text:p text:style-name="P23">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Parent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Linked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Notes</text:p>
          </table:table-cell>
          <table:table-cell table:style-name="Table4.A2" office:value-type="string">
            <text:p text:style-name="P23">Tex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text:p>
          </table:table-cell>
          <table:table-cell table:style-name="Table4.A2" office:value-type="string">
            <text:p text:style-name="P23">VarBinary(4K)</text:p>
          </table:table-cell>
          <table:table-cell table:style-name="Table4.A2" office:value-type="string">
            <text:p text:style-name="P9"/>
          </table:table-cell>
          <table:table-cell table:style-name="Table4.D2" office:value-type="string">
            <text:p text:style-name="P23"/>
          </table:table-cell>
        </table:table-row>
        <text:soft-page-break/>
        <table:table-row>
          <table:table-cell table:style-name="Table4.A2" office:value-type="string">
            <text:p text:style-name="P9">Medium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Medium_Image</text:p>
          </table:table-cell>
          <table:table-cell table:style-name="Table4.A2" office:value-type="string">
            <text:p text:style-name="P23">VarBinary(64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Data_Object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4">Data Type</text:p>
          </table:table-cell>
          <table:table-cell table:style-name="Table5.A1" office:value-type="string">
            <text:p text:style-name="P4">Allow Null</text:p>
          </table:table-cell>
          <table:table-cell table:style-name="Table5.D1" office:value-type="string">
            <text:p text:style-name="P24">Description</text:p>
          </table:table-cell>
        </table:table-row>
        <table:table-row>
          <table:table-cell table:style-name="Table5.A2" office:value-type="string">
            <text:p text:style-name="P9">Data_Object_Type_Id</text:p>
          </table:table-cell>
          <table:table-cell table:style-name="Table5.A2" office:value-type="string">
            <text:p text:style-name="P23">int</text:p>
          </table:table-cell>
          <table:table-cell table:style-name="Table5.A2" office:value-type="string">
            <text:p text:style-name="P9">NOT NULL</text:p>
          </table:table-cell>
          <table:table-cell table:style-name="Table5.D2" office:value-type="string">
            <text:p text:style-name="P23"/>
          </table:table-cell>
        </table:table-row>
        <table:table-row>
          <table:table-cell table:style-name="Table5.A2" office:value-type="string">
            <text:p text:style-name="P9">Data_Object_Type</text:p>
          </table:table-cell>
          <table:table-cell table:style-name="Table5.A2" office:value-type="string">
            <text:p text:style-name="P23">varchar(255)</text:p>
          </table:table-cell>
          <table:table-cell table:style-name="Table5.A2" office:value-type="string">
            <text:p text:style-name="P9">NOT NULL</text:p>
          </table:table-cell>
          <table:table-cell table:style-name="Table5.D2" office:value-type="string">
            <text:p text:style-name="P23">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3">Text</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text:p>
          </table:table-cell>
          <table:table-cell table:style-name="Table5.A2" office:value-type="string">
            <text:p text:style-name="P23">VarBinary(4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text:p>
          </table:table-cell>
          <table:table-cell table:style-name="Table5.A2" office:value-type="string">
            <text:p text:style-name="P23">VarBinary(64K) </text:p>
          </table:table-cell>
          <table:table-cell table:style-name="Table5.A2" office:value-type="string">
            <text:p text:style-name="P9"/>
          </table:table-cell>
          <table:table-cell table:style-name="Table5.D2" office:value-type="string">
            <text:p text:style-name="P23"/>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4">Data Type</text:p>
          </table:table-cell>
          <table:table-cell table:style-name="Table6.A1" office:value-type="string">
            <text:p text:style-name="P4">Allow Null</text:p>
          </table:table-cell>
          <table:table-cell table:style-name="Table6.D1" office:value-type="string">
            <text:p text:style-name="P24">Description</text:p>
          </table:table-cell>
        </table:table-row>
        <table:table-row>
          <table:table-cell table:style-name="Table6.A2" office:value-type="string">
            <text:p text:style-name="P9">Data_Object_Id</text:p>
          </table:table-cell>
          <table:table-cell table:style-name="Table6.A2" office:value-type="string">
            <text:p text:style-name="P23">numeric(18)</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Version</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ype</text:p>
          </table:table-cell>
          <table:table-cell table:style-name="Table6.A2" office:value-type="string">
            <text:p text:style-name="P23">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Data_Object_Value</text:p>
          </table:table-cell>
          <table:table-cell table:style-name="Table6.A2" office:value-type="string">
            <text:p text:style-name="P23">blob</text:p>
          </table:table-cell>
          <table:table-cell table:style-name="Table6.A2" office:value-type="string">
            <text:p text:style-name="P9"/>
          </table:table-cell>
          <table:table-cell table:style-name="Table6.D2" office:value-type="string">
            <text:p text:style-name="P23"/>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1">Продуктите могат да са два вида: Simple и Complex. По подразбиране един продукт е Прост.</text:p>
      <text:p text:style-name="P21">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4">Data Type</text:p>
          </table:table-cell>
          <table:table-cell table:style-name="Table7.A1" office:value-type="string">
            <text:p text:style-name="P4">Allow Null</text:p>
          </table:table-cell>
          <table:table-cell table:style-name="Table7.D1" office:value-type="string">
            <text:p text:style-name="P24">Description</text:p>
          </table:table-cell>
        </table:table-row>
        <table:table-row>
          <table:table-cell table:style-name="Table7.A2" office:value-type="string">
            <text:p text:style-name="P9">product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arent_id</text:p>
          </table:table-cell>
          <table:table-cell table:style-name="Table7.A2" office:value-type="string">
            <text:p text:style-name="P23">Numeric(18)</text:p>
          </table:table-cell>
          <table:table-cell table:style-name="Table7.A2" office:value-type="string">
            <text:p text:style-name="P9"/>
          </table:table-cell>
          <table:table-cell table:style-name="Table7.D2" office:value-type="string">
            <text:p text:style-name="P23"/>
          </table:table-cell>
        </table:table-row>
        <table:table-row>
          <table:table-cell table:style-name="Table7.A2" office:value-type="string">
            <text:p text:style-name="P9">category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3">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3">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1">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4">Data Type</text:p>
          </table:table-cell>
          <table:table-cell table:style-name="Table13.A1" office:value-type="string">
            <text:p text:style-name="P4">Allow Null</text:p>
          </table:table-cell>
          <table:table-cell table:style-name="Table13.D1" office:value-type="string">
            <text:p text:style-name="P24">Description</text:p>
          </table:table-cell>
        </table:table-row>
        <table:table-row>
          <table:table-cell table:style-name="Table13.A2" office:value-type="string">
            <text:p text:style-name="P9">product_category_id</text:p>
          </table:table-cell>
          <table:table-cell table:style-name="Table13.A2" office:value-type="string">
            <text:p text:style-name="P23">Numeric(18)</text:p>
          </table:table-cell>
          <table:table-cell table:style-name="Table13.A2" office:value-type="string">
            <text:p text:style-name="P9">NOT NULL</text:p>
          </table:table-cell>
          <table:table-cell table:style-name="Table13.D2" office:value-type="string">
            <text:p text:style-name="P23"/>
          </table:table-cell>
        </table:table-row>
        <table:table-row>
          <table:table-cell table:style-name="Table13.A2" office:value-type="string">
            <text:p text:style-name="P9">parent_id</text:p>
          </table:table-cell>
          <table:table-cell table:style-name="Table13.A2" office:value-type="string">
            <text:p text:style-name="P23">Numeric(18)</text:p>
          </table:table-cell>
          <table:table-cell table:style-name="Table13.A2" office:value-type="string">
            <text:p text:style-name="P9"/>
          </table:table-cell>
          <table:table-cell table:style-name="Table13.D2" office:value-type="string">
            <text:p text:style-name="P23"/>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1">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4">Data Type</text:p>
          </table:table-cell>
          <table:table-cell table:style-name="Table14.A1" office:value-type="string">
            <text:p text:style-name="P4">Allow Null</text:p>
          </table:table-cell>
          <table:table-cell table:style-name="Table14.D1" office:value-type="string">
            <text:p text:style-name="P24">Description</text:p>
          </table:table-cell>
        </table:table-row>
        <table:table-row>
          <table:table-cell table:style-name="Table14.A2" office:value-type="string">
            <text:p text:style-name="P9">product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supplier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4">Data Type</text:p>
          </table:table-cell>
          <table:table-cell table:style-name="Table16.A1" office:value-type="string">
            <text:p text:style-name="P4">Allow Null</text:p>
          </table:table-cell>
          <table:table-cell table:style-name="Table16.D1" office:value-type="string">
            <text:p text:style-name="P24">Description</text:p>
          </table:table-cell>
        </table:table-row>
        <table:table-row>
          <table:table-cell table:style-name="Table16.A2" office:value-type="string">
            <text:p text:style-name="P9">classifier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23"/>
          </table:table-cell>
        </table:table-row>
        <table:table-row>
          <table:table-cell table:style-name="Table16.A2" office:value-type="string">
            <text:p text:style-name="P9">parent_id</text:p>
          </table:table-cell>
          <table:table-cell table:style-name="Table16.A2" office:value-type="string">
            <text:p text:style-name="P23">Numeric(18)</text:p>
          </table:table-cell>
          <table:table-cell table:style-name="Table16.A2" office:value-type="string">
            <text:p text:style-name="P9"/>
          </table:table-cell>
          <table:table-cell table:style-name="Table16.D2" office:value-type="string">
            <text:p text:style-name="P23"/>
          </table:table-cell>
        </table:table-row>
        <table:table-row>
          <table:table-cell table:style-name="Table16.A2" office:value-type="string">
            <text:p text:style-name="P9">classifier_group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4">Data Type</text:p>
          </table:table-cell>
          <table:table-cell table:style-name="Table19.A1" office:value-type="string">
            <text:p text:style-name="P4">Allow Null</text:p>
          </table:table-cell>
          <table:table-cell table:style-name="Table19.D1" office:value-type="string">
            <text:p text:style-name="P24">Description</text:p>
          </table:table-cell>
        </table:table-row>
        <table:table-row>
          <table:table-cell table:style-name="Table19.A2" office:value-type="string">
            <text:p text:style-name="P9">classifier_id</text:p>
          </table:table-cell>
          <table:table-cell table:style-name="Table19.A2" office:value-type="string">
            <text:p text:style-name="P23">Numeric(18)</text:p>
          </table:table-cell>
          <table:table-cell table:style-name="Table19.A2" office:value-type="string">
            <text:p text:style-name="P9">NOT NULL</text:p>
          </table:table-cell>
          <table:table-cell table:style-name="Table19.D2" office:value-type="string">
            <text:p text:style-name="P23"/>
          </table:table-cell>
        </table:table-row>
        <table:table-row>
          <table:table-cell table:style-name="Table19.A2" office:value-type="string">
            <text:p text:style-name="P9">data_object_type_id</text:p>
          </table:table-cell>
          <table:table-cell table:style-name="Table19.A2" office:value-type="string">
            <text:p text:style-name="P23">int</text:p>
          </table:table-cell>
          <table:table-cell table:style-name="Table19.A2" office:value-type="string">
            <text:p text:style-name="P9">NOT NULL</text:p>
          </table:table-cell>
          <table:table-cell table:style-name="Table19.D2" office:value-type="string">
            <text:p text:style-name="P23"/>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1">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4">Data Type</text:p>
          </table:table-cell>
          <table:table-cell table:style-name="Table17.A1" office:value-type="string">
            <text:p text:style-name="P4">Allow Null</text:p>
          </table:table-cell>
          <table:table-cell table:style-name="Table17.D1" office:value-type="string">
            <text:p text:style-name="P24">Description</text:p>
          </table:table-cell>
        </table:table-row>
        <table:table-row>
          <table:table-cell table:style-name="Table17.A2" office:value-type="string">
            <text:p text:style-name="P9">classifier_group_id</text:p>
          </table:table-cell>
          <table:table-cell table:style-name="Table17.A2" office:value-type="string">
            <text:p text:style-name="P23">Numeric(18)</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parent_id</text:p>
          </table:table-cell>
          <table:table-cell table:style-name="Table17.A2" office:value-type="string">
            <text:p text:style-name="P23">Numeric(18)</text:p>
          </table:table-cell>
          <table:table-cell table:style-name="Table17.A2" office:value-type="string">
            <text:p text:style-name="P9"/>
          </table:table-cell>
          <table:table-cell table:style-name="Table17.D2" office:value-type="string">
            <text:p text:style-name="P23"/>
          </table:table-cell>
        </table:table-row>
        <table:table-row>
          <table:table-cell table:style-name="Table17.A2" office:value-type="string">
            <text:p text:style-name="P9">is_system_group</text:p>
          </table:table-cell>
          <table:table-cell table:style-name="Table17.A2" office:value-type="string">
            <text:p text:style-name="P23">Boolean</text:p>
          </table:table-cell>
          <table:table-cell table:style-name="Table17.A2" office:value-type="string">
            <text:p text:style-name="P9">Not null</text:p>
          </table:table-cell>
          <table:table-cell table:style-name="Table17.D2" office:value-type="string">
            <text:p text:style-name="P23">Default false</text:p>
          </table:table-cell>
        </table:table-row>
        <table:table-row>
          <table:table-cell table:style-name="Table17.A2" office:value-type="string">
            <text:p text:style-name="P9">classifier_group_code</text:p>
          </table:table-cell>
          <table:table-cell table:style-name="Table17.A2" office:value-type="string">
            <text:p text:style-name="P23">Varchar(32)</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4">Data Type</text:p>
          </table:table-cell>
          <table:table-cell table:style-name="Table18.A1" office:value-type="string">
            <text:p text:style-name="P4">Allow Null</text:p>
          </table:table-cell>
          <table:table-cell table:style-name="Table18.D1" office:value-type="string">
            <text:p text:style-name="P24">Description</text:p>
          </table:table-cell>
        </table:table-row>
        <text:soft-page-break/>
        <table:table-row>
          <table:table-cell table:style-name="Table18.A2" office:value-type="string">
            <text:p text:style-name="P9">classifier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classified_object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5" text:outline-level="2">Warehouses</text:h>
      <text:p text:style-name="P21">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и имат уникални имена.</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4">Data Type</text:p>
          </table:table-cell>
          <table:table-cell table:style-name="Table15.A1" office:value-type="string">
            <text:p text:style-name="P4">Allow Null</text:p>
          </table:table-cell>
          <table:table-cell table:style-name="Table15.D1" office:value-type="string">
            <text:p text:style-name="P24">Description</text:p>
          </table:table-cell>
        </table:table-row>
        <table:table-row>
          <table:table-cell table:style-name="Table15.A2" office:value-type="string">
            <text:p text:style-name="P9">Warehouse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Parent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Branch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_Name</text:p>
          </table:table-cell>
          <table:table-cell table:style-name="Table15.A2" office:value-type="string">
            <text:p text:style-name="P9">varchar(100)</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2"/>
      <text:h text:style-name="Heading_20_2" text:outline-level="2">Warehouse Products (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4">Data Type</text:p>
          </table:table-cell>
          <table:table-cell table:style-name="Table8.A1" office:value-type="string">
            <text:p text:style-name="P4">Allow Null</text:p>
          </table:table-cell>
          <table:table-cell table:style-name="Table8.D1" office:value-type="string">
            <text:p text:style-name="P24">Description</text:p>
          </table:table-cell>
        </table:table-row>
        <table:table-row>
          <table:table-cell table:style-name="Table8.A2" office:value-type="string">
            <text:p text:style-name="P9">warehouse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product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3">Свободното количество намиращо се в склада. <text:span text:style-name="T2">Тази колона ще се </text:span><text:soft-page-break/><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1">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4">Data Type</text:p>
          </table:table-cell>
          <table:table-cell table:style-name="Table9.A1" office:value-type="string">
            <text:p text:style-name="P4">Allow Null</text:p>
          </table:table-cell>
          <table:table-cell table:style-name="Table9.D1" office:value-type="string">
            <text:p text:style-name="P24">Description</text:p>
          </table:table-cell>
        </table:table-row>
        <table:table-row>
          <table:table-cell table:style-name="Table9.A2" office:value-type="string">
            <text:p text:style-name="P9">Purchase_Ord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Paren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Order_Number</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Supplier_Order_Number</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представляващо доставчика</text:p>
          </table:table-cell>
        </table:table-row>
        <table:table-row>
          <table:table-cell table:style-name="Table9.A2" office:value-type="string">
            <text:p text:style-name="P9">Purchase_Order_Status</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Open</text:span> – поръчката е създадена и може да се правят промени по нея</text:p>
            <text:p text:style-name="P23"><text:span text:style-name="T2">Sent</text:span> – поръчката е изпратена и не могат да се правят промени по нея</text:p>
            <text:p text:style-name="P23"><text:span text:style-name="T2">Partly_Delivered</text:span> – поръчката частично е изпълнена</text:p>
            <text:p text:style-name="P23"><text:soft-page-break/><text:span text:style-name="T2">Delivered</text:span> – поръчката е цялостно изпълнена</text:p>
            <text:p text:style-name="P23"><text:span text:style-name="T2">Rejected</text:span> – доставчика е отказал да изпълни поръчката</text:p>
            <text:p text:style-name="P23"><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3">Date</text:p>
          </table:table-cell>
          <table:table-cell table:style-name="Table9.A2" office:value-type="string">
            <text:p text:style-name="P9">NOT NULL</text:p>
          </table:table-cell>
          <table:table-cell table:style-name="Table9.D2" office:value-type="string">
            <text:p text:style-name="P23">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създало поръчката</text:p>
          </table:table-cell>
        </table:table-row>
        <table:table-row>
          <table:table-cell table:style-name="Table9.A2" office:value-type="string">
            <text:p text:style-name="P9">Sent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изпратило поръчката към доставчика</text:p>
          </table:table-cell>
        </table:table-row>
        <table:table-row>
          <table:table-cell table:style-name="Table9.A2" office:value-type="string">
            <text:p text:style-name="P9">Fir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1"/>
      <text:p text:style-name="P1"/>
      <text:h text:style-name="Heading_20_2" text:outline-level="2">Purchase Order Confirmations (purchase_order_confirmations)</text:h>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4">Data Type</text:p>
          </table:table-cell>
          <table:table-cell table:style-name="Table10.A1" office:value-type="string">
            <text:p text:style-name="P4">Allow Null</text:p>
          </table:table-cell>
          <table:table-cell table:style-name="Table10.D1" office:value-type="string">
            <text:p text:style-name="P24">Description</text:p>
          </table:table-cell>
        </table:table-row>
        <table:table-row>
          <table:table-cell table:style-name="Table10.A2" office:value-type="string">
            <text:p text:style-name="P9">Data_Object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
      <text:p text:style-name="P1"/>
      <text:p text:style-name="P9"><text:soft-page-break/>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
      <text:p text:style-name="P1"/>
      <text:p text:style-name="P1"/>
      <text:p text:style-name="P1"/>
      <text:h text:style-name="Heading_20_2" text:outline-level="2">Invoice Items (invoice_items)</text:h>
      <text:p text:style-name="P1"/>
      <text:p text:style-name="P1"/>
      <text:p text:style-name="P1"/>
      <text:p text:style-name="P1"/>
      <text:h text:style-name="Heading_20_2" text:outline-level="2">Organizations</text:h>
      <text:p text:style-name="P1"/>
      <text:p text:style-name="P1"/>
      <text:p text:style-name="P1"/>
      <text:p text:style-name="P1"/>
      <text:h text:style-name="Heading_20_2" text:outline-level="2">Persons</text:h>
      <text:p text:style-name="P1"/>
      <text:p text:style-name="P1"><text:soft-page-break/></text:p>
      <text:p text:style-name="P1"/>
      <text:p text:style-name="P1"/>
      <text:h text:style-name="Heading_20_2" text:outline-level="2">Addresses</text:h>
      <text:p text:style-name="P1"/>
      <text:p text:style-name="P1"/>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ext:p text:style-name="P1"/>
      <text:p text:style-name="P1"/>
      <text:p text:style-name="P1"/>
      <text:h text:style-name="Heading_20_2" text:outline-level="2">Cities</text:h>
      <text:p text:style-name="P1"/>
      <text:p text:style-name="P1"/>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text:soft-page-break/></text:p>
      <text:p text:style-name="P1"/>
      <text:p text:style-name="P1"/>
      <text:h text:style-name="Heading_20_2" text:outline-level="2">Currencies</text:h>
      <text:p text:style-name="P1"/>
      <text:p text:style-name="P1"/>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4">Data Type</text:p>
          </table:table-cell>
          <table:table-cell table:style-name="Table11.A1" office:value-type="string">
            <text:p text:style-name="P4">Allow Null</text:p>
          </table:table-cell>
          <table:table-cell table:style-name="Table11.D1" office:value-type="string">
            <text:p text:style-name="P24">Description</text:p>
          </table:table-cell>
        </table:table-row>
        <table:table-row>
          <table:table-cell table:style-name="Table11.A2" office:value-type="string">
            <text:p text:style-name="P9">use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version</text:p>
          </table:table-cell>
          <table:table-cell table:style-name="Table11.A2" office:value-type="string">
            <text:p text:style-name="P23">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name</text:p>
          </table:table-cell>
          <table:table-cell table:style-name="Table11.A2" office:value-type="string">
            <text:p text:style-name="P23">Varchar(32)</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email_address</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password</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system_password</text:p>
          </table:table-cell>
          <table:table-cell table:style-name="Table11.A2" office:value-type="string">
            <text:p text:style-name="P23">Varchar(64)</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ystem_password_validity</text:p>
          </table:table-cell>
          <table:table-cell table:style-name="Table11.A2" office:value-type="string">
            <text:p text:style-name="P23">Date</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is_active</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is_new</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creation_time</text:p>
          </table:table-cell>
          <table:table-cell table:style-name="Table11.A2" office:value-type="string">
            <text:p text:style-name="P23">Timestamp</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creato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person_id</text:p>
          </table:table-cell>
          <table:table-cell table:style-name="Table11.A2" office:value-type="string">
            <text:p text:style-name="P23">Numeric(18)</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description</text:p>
          </table:table-cell>
          <table:table-cell table:style-name="Table11.A2" office:value-type="string">
            <text:p text:style-name="P23">Text</text:p>
          </table:table-cell>
          <table:table-cell table:style-name="Table11.A2" office:value-type="string">
            <text:p text:style-name="P9"/>
          </table:table-cell>
          <table:table-cell table:style-name="Table11.D2" office:value-type="string">
            <text:p text:style-name="P23"/>
          </table:table-cell>
        </table:table-row>
        <text:soft-page-break/>
        <table:table-row>
          <table:table-cell table:style-name="Table11.A2" office:value-type="string">
            <text:p text:style-name="P9">small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text:p>
          </table:table-cell>
          <table:table-cell table:style-name="Table11.A2" office:value-type="string">
            <text:p text:style-name="P23">VarBinary(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text:p>
          </table:table-cell>
          <table:table-cell table:style-name="Table11.A2" office:value-type="string">
            <text:p text:style-name="P23">VarBinary(6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user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next_action_after_login</text:p>
          </table:table-cell>
          <table:table-cell table:style-name="Table11.A2" office:value-type="string">
            <text:p text:style-name="P23">varchar(1024)</text:p>
          </table:table-cell>
          <table:table-cell table:style-name="Table11.A2" office:value-type="string">
            <text:p text:style-name="P9"/>
          </table:table-cell>
          <table:table-cell table:style-name="Table11.D2" office:value-type="string">
            <text:p text:style-name="P23"/>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4">Data Type</text:p>
          </table:table-cell>
          <table:table-cell table:style-name="Table12.A1" office:value-type="string">
            <text:p text:style-name="P4">Allow Null</text:p>
          </table:table-cell>
          <table:table-cell table:style-name="Table12.D1" office:value-type="string">
            <text:p text:style-name="P24">Description</text:p>
          </table:table-cell>
        </table:table-row>
        <table:table-row>
          <table:table-cell table:style-name="Table12.A2" office:value-type="string">
            <text:p text:style-name="P9">user_id</text:p>
          </table:table-cell>
          <table:table-cell table:style-name="Table12.A2" office:value-type="string">
            <text:p text:style-name="P23">Bigint</text:p>
          </table:table-cell>
          <table:table-cell table:style-name="Table12.A2" office:value-type="string">
            <text:p text:style-name="P9">NOT NULL</text:p>
          </table:table-cell>
          <table:table-cell table:style-name="Table12.D2" office:value-type="string">
            <text:p text:style-name="P23"/>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2">
        <text:list-item>
          <text:p text:style-name="P33">Popup Menu Left part (Tree);</text:p>
        </text:list-item>
        <text:list-item>
          <text:p text:style-name="P33">Popup Menu Right part (List/Table or another form);</text:p>
        </text:list-item>
        <text:list-item>
          <text:p text:style-name="P33">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3">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4">
        <text:list-item>
          <text:p text:style-name="P47">Вид на връзката с тази организация: Служител, Търговски Клиент, Търговски Пътник, ...</text:p>
        </text:list-item>
        <text:list-item>
          <text:p text:style-name="P4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5">
        <text:list-item>
          <text:p text:style-name="P80">Форма за одобрение на нова организация;</text:p>
        </text:list-item>
        <text:list-item>
          <text:p text:style-name="P80">Форма за одобрение на членство в организация;</text:p>
        </text:list-item>
        <text:list-item>
          <text:p text:style-name="P80">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6">
        <text:list-item>
          <text:p text:style-name="P50">Business Process Execution Language (BPEL);</text:p>
        </text:list-item>
        <text:list-item>
          <text:p text:style-name="P50">Java Message Service (JMS) API;</text:p>
        </text:list-item>
        <text:list-item>
          <text:p text:style-name="P50">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7">
        <text:list-item>
          <text:p text:style-name="P53">Създаване на оферта от служител на фирмата за клиент А;</text:p>
        </text:list-item>
        <text:list-item>
          <text:p text:style-name="P53">Изпращане на офертата към клиент А (email, факс, принтиране и т.н.);</text:p>
        </text:list-item>
        <text:list-item>
          <text:p text:style-name="P53">Клиента иска промени по офертата. Връщане към точка 1.</text:p>
        </text:list-item>
        <text:list-item>
          <text:p text:style-name="P53">Клиента одобрява офертата.</text:p>
        </text:list-item>
        <text:list-item>
          <text:p text:style-name="P53">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53">В Проформа-Фактурата се определя вида на плащане.</text:p>
        </text:list-item>
        <text:list-item>
          <text:p text:style-name="P53">При авансово плащане (в брой или по банков път):</text:p>
        </text:list-item>
        <text:list-item>
          <text:p text:style-name="P53">Изпращане на Проформа-Фактура към клиент А (email, факс, принтиране и т.н.);</text:p>
        </text:list-item>
        <text:list-item>
          <text:p text:style-name="P53">Складовите количествата се запазват за определен срок;</text:p>
        </text:list-item>
        <text:list-item>
          <text:p text:style-name="P53">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3">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53">Ако се получи плащане, стоката се премества в колона закупена и неполучена стока.</text:p>
        </text:list-item>
        <text:list-item>
          <text:p text:style-name="P53">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53">Стоката се предава на клиента на място, по куриер или друг начин.</text:p>
        </text:list-item>
        <text:list-item>
          <text:p text:style-name="P53">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53">Изпращане на Фактура към клиент А (email, факс, принтиране и т.н.);</text:p>
        </text:list-item>
        <text:list-item>
          <text:p text:style-name="P53">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53">Стоката се премества в колона закупена и неполучена стока.</text:p>
        </text:list-item>
        <text:list-item>
          <text:p text:style-name="P53">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53">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8">
        <text:list-item>
          <text:p text:style-name="P73">Клиента влиза в системата, чрез потребителското си име и парола;</text:p>
        </text:list-item>
        <text:list-item>
          <text:p text:style-name="P73">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9">
        <text:list-item>
          <text:p text:style-name="P83">Purchase order</text:p>
        </text:list-item>
        <text:list-item>
          <text:p text:style-name="P83">Picking Instruction</text:p>
        </text:list-item>
        <text:list-item>
          <text:p text:style-name="P83">Packing Instruction</text:p>
        </text:list-item>
        <text:list-item>
          <text:p text:style-name="P83">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0">
        <text:list-item>
          <text:p text:style-name="P75">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75">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75">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75">Цена по себестойност – това е цената в която към покупната цена се добавят всички разходи като транспорт, мита, данъци и т.н.</text:p>
        </text:list-item>
        <text:list-item>
          <text:p text:style-name="P75">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0">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2-26T17:26:37</dc:date>
    <meta:editing-cycles>969</meta:editing-cycles>
    <meta:editing-duration>P2DT8H25M59S</meta:editing-duration>
    <meta:user-defined meta:name="Info 1"/>
    <meta:user-defined meta:name="Info 2"/>
    <meta:user-defined meta:name="Info 3"/>
    <meta:user-defined meta:name="Info 4"/>
    <meta:document-statistic meta:table-count="19" meta:image-count="0" meta:object-count="0" meta:page-count="34" meta:paragraph-count="991" meta:word-count="7550" meta:character-count="49053"/>
  </office:meta>
</office:document-meta>
</file>